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ab5" officeooo:paragraph-rsid="00147ab5"/>
    </style:style>
    <style:style style:name="P2" style:family="paragraph" style:parent-style-name="Standard">
      <style:text-properties fo:font-weight="bold" officeooo:rsid="00147ab5" officeooo:paragraph-rsid="00147ab5" style:font-weight-asian="bold" style:font-weight-complex="bold"/>
    </style:style>
    <style:style style:name="P3" style:family="paragraph" style:parent-style-name="Standard">
      <style:text-properties fo:font-weight="bold" officeooo:rsid="0014d241" officeooo:paragraph-rsid="0014d241" style:font-weight-asian="bold" style:font-weight-complex="bold"/>
    </style:style>
    <style:style style:name="P4" style:family="paragraph" style:parent-style-name="Standard">
      <style:text-properties fo:font-weight="normal" officeooo:rsid="00147ab5" officeooo:paragraph-rsid="00147ab5" style:font-weight-asian="normal" style:font-weight-complex="normal"/>
    </style:style>
    <style:style style:name="P5" style:family="paragraph" style:parent-style-name="Standard">
      <style:text-properties fo:font-weight="normal" officeooo:rsid="0014d241" officeooo:paragraph-rsid="0014d241" style:font-weight-asian="normal" style:font-weight-complex="normal"/>
    </style:style>
    <style:style style:name="P6" style:family="paragraph" style:parent-style-name="Standard">
      <style:text-properties fo:font-weight="normal" officeooo:rsid="0015e5f7" officeooo:paragraph-rsid="0015e5f7" style:font-weight-asian="normal" style:font-weight-complex="normal"/>
    </style:style>
    <style:style style:name="P7" style:family="paragraph" style:parent-style-name="Standard">
      <style:text-properties fo:font-weight="normal" officeooo:rsid="00161d5d" officeooo:paragraph-rsid="00161d5d" style:font-weight-asian="normal" style:font-weight-complex="normal"/>
    </style:style>
    <style:style style:name="P8" style:family="paragraph" style:parent-style-name="Standard">
      <style:text-properties fo:font-weight="bold" officeooo:rsid="00147ab5" officeooo:paragraph-rsid="00147ab5" style:font-weight-asian="bold" style:font-weight-complex="bold"/>
    </style:style>
    <style:style style:name="T1" style:family="text">
      <style:text-properties officeooo:rsid="0014d241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7b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vel Studio</text:p>
      <text:p text:style-name="P5">Enterprise level system for contract loading, operation,reservations and CRM. Covering, FIT, group and package models for B2B AND B2B enviroments</text:p>
      <text:p text:style-name="P2"/>
      <text:p text:style-name="P2">Travel Builder</text:p>
      <text:p text:style-name="P1">Ligher Version of Tr<text:span text:style-name="T1">a</text:span>velStudio</text:p>
      <text:p text:style-name="P1"/>
      <text:p text:style-name="P2">Tineri</text:p>
      <text:p text:style-name="P4">Mobile itinery app for term opteraror,DMC,Travel agents and other travel provides</text:p>
      <text:p text:style-name="P4"/>
      <text:p text:style-name="P2">MTS</text:p>
      <text:p text:style-name="P4">Register TS Components (COM) -&gt;TS Server</text:p>
      <text:p text:style-name="P4">Indentify for security of components for client/server setup</text:p>
      <text:p text:style-name="P4">each ti<text:span text:style-name="T1">m</text:span>e travel studio </text:p>
      <text:p text:style-name="P4"/>
      <text:p text:style-name="P4"/>
      <text:p text:style-name="P5">Program is composed of </text:p>
      <text:p text:style-name="P5">UI, BL, DS </text:p>
      <text:p text:style-name="P5"/>
      <text:p text:style-name="P6">Travel studio Toolset</text:p>
      <text:p text:style-name="P6">Create DSN</text:p>
      <text:p text:style-name="P6">Uses ODBC To Points Database</text:p>
      <text:p text:style-name="P6">Ability to switch between diff databases</text:p>
      <text:p text:style-name="P6">Multiple DSN can be created</text:p>
      <text:p text:style-name="P6">Database could local or remote</text:p>
      <text:p text:style-name="P6"/>
      <text:p text:style-name="P6"/>
      <text:p text:style-name="P6">WebService -&gt;Run as Admin</text:p>
      <text:p text:style-name="P6"/>
      <text:p text:style-name="P6">C/inet/wwwroots/travelstudioWS-&gt;</text:p>
      <text:p text:style-name="P6"/>
      <text:p text:style-name="P7">SqlSetup -&gt;Run as Admin</text:p>
      <text:p text:style-name="P7"/>
      <text:p text:style-name="P7">WebConfigEditapi-&gt;run as admin</text:p>
      <text:p text:style-name="P7"/>
      <text:p text:style-name="P7">connectionstring-&gt;vedp_db -save – exit</text:p>
      <text:p text:style-name="P7"/>
      <text:p text:style-name="P7">web-&gt;config</text:p>
      <text:p text:style-name="P7"/>
      <text:p text:style-name="P7"/>
      <text:p text:style-name="P7">inetmaneger -&gt;Default website</text:p>
      <text:p text:style-name="P7"/>
      <text:p text:style-name="P7">convert application -&gt; ok</text:p>
      <text:p text:style-name="P7"/>
      <text:p text:style-name="P7">click on content view <text:span text:style-name="T2">B2CX</text:span><text:span text:style-name="T3">XMLPWebserver.asxm brows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9:08:14.909000000</meta:creation-date>
    <dc:date>2021-03-02T14:39:33.766000000</dc:date>
    <meta:editing-duration>PT4H40M25S</meta:editing-duration>
    <meta:editing-cycles>1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27" meta:word-count="121" meta:character-count="871" meta:non-whitespace-character-count="772"/>
  </office:meta>
</office:document-meta>
</file>